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4882in"/>
    </style:style>
    <style:style style:name="co2" style:family="table-column">
      <style:table-column-properties fo:break-before="auto" style:column-width="6.3402in"/>
    </style:style>
    <style:style style:name="co3" style:family="table-column">
      <style:table-column-properties fo:break-before="auto" style:column-width="1.5929in"/>
    </style:style>
    <style:style style:name="co4" style:family="table-column">
      <style:table-column-properties fo:break-before="auto" style:column-width="1.4618in"/>
    </style:style>
    <style:style style:name="co5" style:family="table-column">
      <style:table-column-properties fo:break-before="auto" style:column-width="1.7457in"/>
    </style:style>
    <style:style style:name="co6" style:family="table-column">
      <style:table-column-properties fo:break-before="auto" style:column-width="1.3638in"/>
    </style:style>
    <style:style style:name="co7" style:family="table-column">
      <style:table-column-properties fo:break-before="auto" style:column-width="1.528in"/>
    </style:style>
    <style:style style:name="co8" style:family="table-column">
      <style:table-column-properties fo:break-before="auto" style:column-width="1.7898in"/>
    </style:style>
    <style:style style:name="co9" style:family="table-column">
      <style:table-column-properties fo:break-before="auto" style:column-width="1.5492in"/>
    </style:style>
    <style:style style:name="co10" style:family="table-column">
      <style:table-column-properties fo:break-before="auto" style:column-width="1.4402in"/>
    </style:style>
    <style:style style:name="co11" style:family="table-column">
      <style:table-column-properties fo:break-before="auto" style:column-width="1.5055in"/>
    </style:style>
    <style:style style:name="co12" style:family="table-column">
      <style:table-column-properties fo:break-before="auto" style:column-width="1.9862in"/>
    </style:style>
    <style:style style:name="co13" style:family="table-column">
      <style:table-column-properties fo:break-before="auto" style:column-width="0.8291in"/>
    </style:style>
    <style:style style:name="co14" style:family="table-column">
      <style:table-column-properties fo:break-before="auto" style:column-width="1.2547in"/>
    </style:style>
    <style:style style:name="co15" style:family="table-column">
      <style:table-column-properties fo:break-before="auto" style:column-width="5.8272in"/>
    </style:style>
    <style:style style:name="co16" style:family="table-column">
      <style:table-column-properties fo:break-before="auto" style:column-width="0.7417in"/>
    </style:style>
    <style:style style:name="co17" style:family="table-column">
      <style:table-column-properties fo:break-before="auto" style:column-width="0.9272in"/>
    </style:style>
    <style:style style:name="co18" style:family="table-column">
      <style:table-column-properties fo:break-before="auto" style:column-width="2.0839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Freight_20_Invoic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</style:style>
    <style:style style:name="ce12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0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none"/>
    </style:style>
    <style:style style:name="ce23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diagonal-bl-tr="none" style:diagonal-tl-br="none" fo:border="none"/>
    </style:style>
    <style:style style:name="ce27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00"/>
    <style:style style:name="ce29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1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ccffcc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reight Invoice" table:style-name="ta1" table:print-ranges="'Freight Invoice'.A2:'Freight Invoice'.AE46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5" table:number-columns-repeated="2" table:default-cell-style-name="ce9"/>
        <table:table-column table:style-name="co12" table:default-cell-style-name="ce9"/>
        <table:table-column table:style-name="co13" table:default-cell-style-name="ce27"/>
        <table:table-column table:style-name="co14" table:default-cell-style-name="ce9"/>
        <table:table-column table:style-name="co15" table:default-cell-style-name="ce38"/>
        <table:table-column table:style-name="co16" table:number-columns-repeated="3" table:default-cell-style-name="ce9"/>
        <table:table-column table:style-name="co17" table:number-columns-repeated="11" table:default-cell-style-name="ce9"/>
        <table:table-column table:style-name="co18" table:number-columns-repeated="206" table:default-cell-style-name="ce9"/>
        <table:table-column table:style-name="co18" table:number-columns-repeated="19" table:default-cell-style-name="Default"/>
        <table:table-row table:style-name="ro1">
          <table:table-cell table:style-name="ce1" office:value-type="string">
            <office:annotation draw:style-name="gr1" draw:text-style-name="P1" svg:width="4.1268in" svg:height="3.1634in" svg:x="3.2622in" svg:y="0.1303in" draw:caption-point-x="-3.2622in" draw:caption-point-y="-0.1303in">
              <dc:date>2006-09-12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52in" svg:height="3.1634in" svg:x="8.9583in" svg:y="0.1303in" draw:caption-point-x="-8.9583in" draw:caption-point-y="-0.1303in">
              <dc:date>2006-09-12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2" office:value-type="string">
            <office:annotation draw:style-name="gr1" draw:text-style-name="P1" svg:width="2.4689in" svg:height="3.1634in" svg:x="10.7409in" svg:y="0.1303in" draw:caption-point-x="-10.7409in" draw:caption-point-y="-0.1303in">
              <dc:date>2006-09-12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6" office:value-type="string">
            <office:annotation draw:style-name="gr1" draw:text-style-name="P1" svg:width="2.0772in" svg:height="3.1634in" svg:x="12.0783in" svg:y="0.1303in" draw:caption-point-x="-12.0783in" draw:caption-point-y="-0.1303in">
              <dc:date>2006-09-12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8" office:value-type="string">
            <office:annotation draw:style-name="gr2" draw:text-style-name="P1" svg:width="8.2744in" svg:height="0.8913in" svg:x="13.7413in" svg:y="0.0213in" draw:caption-point-x="-13.7413in" draw:caption-point-y="-0.0213in">
              <dc:date>2006-09-12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20" office:value-type="string">
            <office:annotation draw:style-name="gr2" draw:text-style-name="P1" svg:width="4.2736in" svg:height="2.0083in" svg:x="15.1004in" svg:y="0.0213in" draw:caption-point-x="-15.1004in" draw:caption-point-y="-0.0213in">
              <dc:date>2006-09-12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20" office:value-type="string">
            <office:annotation draw:style-name="gr2" draw:text-style-name="P1" svg:width="4.2724in" svg:height="2.0083in" svg:x="16.6228in" svg:y="0.0213in" draw:caption-point-x="-16.6228in" draw:caption-point-y="-0.0213in">
              <dc:date>2006-09-12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2" office:value-type="string">
            <office:annotation draw:style-name="gr2" draw:text-style-name="P1" svg:width="6.111in" svg:height="1.3638in" svg:x="18.4047in" svg:y="0.0213in" draw:caption-point-x="-18.4047in" draw:caption-point-y="-0.0213in">
              <dc:date>2006-09-12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2" office:value-type="string">
            <office:annotation draw:style-name="gr1" draw:text-style-name="P1" svg:width="1.4366in" svg:height="3.1634in" svg:x="19.948in" svg:y="0.1303in" draw:caption-point-x="-19.948in" draw:caption-point-y="-0.1303in">
              <dc:date>2006-09-12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2" office:value-type="string">
            <text:p>Data Type Qualifier</text:p>
          </table:table-cell>
          <table:table-cell table:style-name="ce12" office:value-type="string">
            <text:p>Data Type</text:p>
          </table:table-cell>
          <table:table-cell table:style-name="ce12" office:value-type="string">
            <office:annotation draw:style-name="gr1" draw:text-style-name="P1" svg:width="3.4157in" svg:height="3.1634in" svg:x="24.6228in" svg:y="0.1303in" draw:caption-point-x="-24.6228in" draw:caption-point-y="-0.1303in">
              <dc:date>2006-09-12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8" office:value-type="string">
            <office:annotation draw:style-name="gr1" draw:text-style-name="P1" svg:width="3.0661in" svg:height="3.1634in" svg:x="26.852in" svg:y="0.1303in" draw:caption-point-x="-26.852in" draw:caption-point-y="-0.1303in">
              <dc:date>2006-09-12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2" office:value-type="string">
            <office:annotation draw:style-name="gr1" draw:text-style-name="P1" svg:width="0.7732in" svg:height="3.1634in" svg:x="28.2535in" svg:y="0.1303in" draw:caption-point-x="-28.2535in" draw:caption-point-y="-0.1303in">
              <dc:date>2006-09-12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6" office:value-type="string">
            <office:annotation draw:style-name="gr1" draw:text-style-name="P1" svg:width="5.1272in" svg:height="3.1634in" svg:x="29.1122in" svg:y="0.1303in" draw:caption-point-x="-29.1122in" draw:caption-point-y="-0.1303in">
              <dc:date>2006-09-12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2" office:value-type="string">
            <office:annotation draw:style-name="gr1" draw:text-style-name="P1" svg:width="26.3024in" svg:height="3.1634in" svg:x="31.365in" svg:y="0.1303in" draw:caption-point-x="-31.365in" draw:caption-point-y="-0.1303in">
              <dc:date>2006-09-12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20" office:value-type="string">
            <office:annotation draw:style-name="gr1" draw:text-style-name="P1" svg:width="22.6724in" svg:height="3.1634in" svg:x="36.6028in" svg:y="0.1303in" draw:caption-point-x="-36.6028in" draw:caption-point-y="-0.1303in">
              <dc:date>2006-09-12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45" office:value-type="string">
            <text:p>Examples</text:p>
          </table:table-cell>
          <table:table-cell table:style-name="ce45" office:value-type="string">
            <text:p>UN/TDED Code</text:p>
          </table:table-cell>
          <table:table-cell table:style-name="ce49" office:value-type="string">
            <text:p>Current Version</text:p>
          </table:table-cell>
          <table:table-cell table:style-name="ce57" office:value-type="string">
            <office:annotation draw:style-name="gr1" draw:text-style-name="P1" svg:width="9.9594in" svg:height="3.5272in" svg:x="49.3382in" svg:y="0.0213in" draw:caption-point-x="-49.3382in" draw:caption-point-y="-0.0213in">
              <dc:date>2006-09-12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57" office:value-type="string">
            <office:annotation draw:style-name="gr1" draw:text-style-name="P1" svg:width="9.1343in" svg:height="3.5272in" svg:x="50.1854in" svg:y="0.0213in" draw:caption-point-x="-50.1854in" draw:caption-point-y="-0.0213in">
              <dc:date>2006-09-12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3" table:number-columns-repeated="114"/>
          <table:table-cell table:number-columns-repeated="11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FreightInvoice">
              <text:p>FreightInvoice</text:p>
            </table:table-cell>
            <table:table-cell table:style-name="ce2" office:value-type="string">
              <text:p>Freight Invoice. Details</text:p>
            </table:table-cell>
            <table:table-cell table:style-name="ce2"/>
            <table:table-cell table:style-name="ce2" office:value-type="string">
              <text:p>Freight Invoice</text:p>
            </table:table-cell>
            <table:table-cell table:style-name="ce2" table:number-columns-repeated="10"/>
            <table:table-cell table:style-name="ce25"/>
            <table:table-cell table:style-name="ce2" office:value-type="string">
              <text:p>ABIE</text:p>
            </table:table-cell>
            <table:table-cell table:style-name="ce35" office:value-type="string">
              <text:p>A document stating the charges incurred for the logistics service.</text:p>
            </table:table-cell>
            <table:table-cell table:style-name="ce35" table:number-columns-repeated="2"/>
            <table:table-cell table:style-name="ce50" office:value-type="string">
              <text:p>2.0</text:p>
            </table:table-cell>
            <table:table-cell table:style-name="ce58"/>
            <table:table-cell table:style-name="ce25"/>
            <table:table-cell table:style-name="ce35" office:value-type="string">
              <text:p>Procurement</text:p>
            </table:table-cell>
            <table:table-cell table:style-name="ce2" table:number-columns-repeated="8"/>
            <table:table-cell table:style-name="ce64" table:number-columns-repeated="113"/>
            <table:table-cell table:number-columns-repeated="112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10" office:value-type="string">
            <text:p>Freight Invoice. UBL Version Identifier. Identifier</text:p>
          </table:table-cell>
          <table:table-cell table:style-name="ce13"/>
          <table:table-cell office:value-type="string">
            <text:p>Freight Invoice</text:p>
          </table:table-cell>
          <table:table-cell table:style-name="ce19"/>
          <table:table-cell table:style-name="ce19" office:value-type="string">
            <text:p>UBL Version</text:p>
          </table:table-cell>
          <table:table-cell table:style-name="ce13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3" office:value-type="string">
            <text:p>Identifier</text:p>
          </table:table-cell>
          <table:table-cell table:style-name="ce13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3" table:number-columns-repeated="3"/>
          <table:table-cell table:style-name="ce26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36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21" office:value-type="string">
            <text:p>2.0.5</text:p>
          </table:table-cell>
          <table:table-cell table:style-name="ce13"/>
          <table:table-cell table:style-name="ce51" office:value-type="string">
            <text:p>2.0</text:p>
          </table:table-cell>
          <table:table-cell table:style-name="ce13" table:number-columns-repeated="2"/>
          <table:table-cell office:value-type="string">
            <text:p>Procurement</text:p>
          </table:table-cell>
          <table:table-cell table:style-name="ce13" table:number-columns-repeated="8"/>
          <table:table-cell table:style-name="ce65" table:number-columns-repeated="115"/>
          <table:table-cell table:number-columns-repeated="91"/>
          <table:table-cell table:style-name="ce9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10" office:value-type="string">
            <text:p>Freight Invoice. Customization Identifier. Identifier</text:p>
          </table:table-cell>
          <table:table-cell table:style-name="ce13"/>
          <table:table-cell table:style-name="Default" office:value-type="string">
            <text:p>Freight Invoice</text:p>
          </table:table-cell>
          <table:table-cell table:style-name="ce19"/>
          <table:table-cell table:style-name="ce19" office:value-type="string">
            <text:p>Customization</text:p>
          </table:table-cell>
          <table:table-cell table:number-columns-repeated="3" table:style-name="ce21" office:value-type="string">
            <text:p>Identifier</text:p>
          </table:table-cell>
          <table:table-cell table:style-name="ce13"/>
          <table:table-cell table:style-name="ce22" office:value-type="string">
            <text:p>Identifier. Type</text:p>
          </table:table-cell>
          <table:table-cell table:style-name="ce13" table:number-columns-repeated="2"/>
          <table:table-cell table:style-name="ce19"/>
          <table:table-cell table:style-name="ce26" office:value-type="string">
            <text:p>0..1</text:p>
          </table:table-cell>
          <table:table-cell table:style-name="ce22" office:value-type="string">
            <text:p>BBIE</text:p>
          </table:table-cell>
          <table:table-cell table:style-name="ce36" office:value-type="string">
            <text:p>Identifies a user-defined customization of UBL for a specific use.</text:p>
          </table:table-cell>
          <table:table-cell table:style-name="ce22" office:value-type="string">
            <text:p>NES</text:p>
          </table:table-cell>
          <table:table-cell table:style-name="ce13"/>
          <table:table-cell table:style-name="ce51" office:value-type="string">
            <text:p>2.0</text:p>
          </table:table-cell>
          <table:table-cell table:style-name="ce13" table:number-columns-repeated="2"/>
          <table:table-cell office:value-type="string">
            <text:p>Procurement</text:p>
          </table:table-cell>
          <table:table-cell table:style-name="ce13" table:number-columns-repeated="8"/>
          <table:table-cell table:style-name="ce65" table:number-columns-repeated="115"/>
          <table:table-cell table:number-columns-repeated="91"/>
          <table:table-cell table:style-name="ce9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10" office:value-type="string">
            <text:p>Freight Invoice. Profile Identifier. Identifier</text:p>
          </table:table-cell>
          <table:table-cell table:style-name="ce13"/>
          <table:table-cell office:value-type="string">
            <text:p>Freight Invoice</text:p>
          </table:table-cell>
          <table:table-cell table:style-name="ce19"/>
          <table:table-cell table:style-name="ce19" office:value-type="string">
            <text:p>Profile</text:p>
          </table:table-cell>
          <table:table-cell table:number-columns-repeated="3" table:style-name="ce21" office:value-type="string">
            <text:p>Identifier</text:p>
          </table:table-cell>
          <table:table-cell table:style-name="ce13"/>
          <table:table-cell table:style-name="ce22" office:value-type="string">
            <text:p>Identifier. Type</text:p>
          </table:table-cell>
          <table:table-cell table:style-name="ce13" table:number-columns-repeated="2"/>
          <table:table-cell table:style-name="ce19"/>
          <table:table-cell table:style-name="ce26" office:value-type="string">
            <text:p>0..1</text:p>
          </table:table-cell>
          <table:table-cell table:style-name="ce22" office:value-type="string">
            <text:p>BBIE</text:p>
          </table:table-cell>
          <table:table-cell table:style-name="ce36" office:value-type="string">
            <text:p>Identifies a user-defined profile of the customization of UBL being used.</text:p>
          </table:table-cell>
          <table:table-cell table:style-name="ce22" office:value-type="string">
            <text:p>BasicProcurementProcess</text:p>
          </table:table-cell>
          <table:table-cell table:style-name="ce13"/>
          <table:table-cell table:style-name="ce51" office:value-type="string">
            <text:p>2.0</text:p>
          </table:table-cell>
          <table:table-cell table:style-name="ce13" table:number-columns-repeated="2"/>
          <table:table-cell office:value-type="string">
            <text:p>Procurement</text:p>
          </table:table-cell>
          <table:table-cell table:style-name="ce13" table:number-columns-repeated="8"/>
          <table:table-cell table:style-name="ce65" table:number-columns-repeated="115"/>
          <table:table-cell table:number-columns-repeated="91"/>
          <table:table-cell table:style-name="ce9"/>
          <table:table-cell table:number-columns-repeated="18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10" office:value-type="string">
            <text:p>Freight Invoice. Identifier</text:p>
          </table:table-cell>
          <table:table-cell/>
          <table:table-cell office:value-type="string">
            <text:p>Freight Invoic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2"/>
          <table:table-cell table:style-name="Default" office:value-type="string">
            <text:p>Invoice Number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7" office:value-type="string">
            <text:p>An identifier for the Invoice assigned by the Creditor.</text:p>
          </table:table-cell>
          <table:table-cell/>
          <table:table-cell office:value-type="float" office:value="1334">
            <text:p>1334</text:p>
          </table:table-cell>
          <table:table-cell table:style-name="ce5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10" office:value-type="string">
            <text:p>Freight Invoice. Copy_ Indicator. Indicator</text:p>
          </table:table-cell>
          <table:table-cell/>
          <table:table-cell office:value-type="string">
            <text:p>Freight Invoic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a document is a copy (true) or not (false).</text:p>
          </table:table-cell>
          <table:table-cell table:number-columns-repeated="2"/>
          <table:table-cell table:style-name="ce5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3" office:value-type="string">
            <text:p>UUID</text:p>
          </table:table-cell>
          <table:table-cell table:style-name="ce10" office:value-type="string">
            <text:p>Freight Invoice. UUID. Identifier</text:p>
          </table:table-cell>
          <table:table-cell/>
          <table:table-cell office:value-type="string">
            <text:p>Freight Invoice</text:p>
          </table:table-cell>
          <table:table-cell table:style-name="Default"/>
          <table:table-cell/>
          <table:table-cell table:style-name="Default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9" office:value-type="string">
            <text:p>A computer-generated universally unique identifier (UUID) for the Invoice instance.</text:p>
          </table:table-cell>
          <table:table-cell table:number-columns-repeated="2"/>
          <table:table-cell table:style-name="ce5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Freight Invoice. Issue Date. Date</text:p>
          </table:table-cell>
          <table:table-cell/>
          <table:table-cell office:value-type="string">
            <text:p>Freight Invoic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2"/>
          <table:table-cell office:value-type="string">
            <text:p>Invoice Date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Creditor on which the Invoice was issued.</text:p>
          </table:table-cell>
          <table:table-cell/>
          <table:table-cell office:value-type="float" office:value="2377">
            <text:p>2377</text:p>
          </table:table-cell>
          <table:table-cell table:style-name="ce5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Freight Invoice. Issue Time. Time</text:p>
          </table:table-cell>
          <table:table-cell/>
          <table:table-cell office:value-type="string">
            <text:p>Freight Invoic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Creditor on which the Invoice was issued.</text:p>
          </table:table-cell>
          <table:table-cell/>
          <table:table-cell office:value-type="float" office:value="2377">
            <text:p>2377</text:p>
          </table:table-cell>
          <table:table-cell table:style-name="ce5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InvoiceTypeCode">
            <text:p>InvoiceTypeCode</text:p>
          </table:table-cell>
          <table:table-cell table:style-name="ce10" office:value-type="string">
            <text:p>Freight Invoice. Invoice Type Code. Code</text:p>
          </table:table-cell>
          <table:table-cell/>
          <table:table-cell office:value-type="string">
            <text:p>Freight Invoice</text:p>
          </table:table-cell>
          <table:table-cell/>
          <table:table-cell table:style-name="Default" office:value-type="string">
            <text:p>Invoice Type</text:p>
          </table:table-cell>
          <table:table-cell table:style-name="Default" office:value-type="string">
            <text:p>Code</text:p>
          </table:table-cell>
          <table:table-cell table:formula="oooc:=IF([.F11]&lt;&gt;&quot;&quot;;CONCATENATE([.F11];&quot; &quot;;[.G11]);[.G11])" office:value-type="string" office:string-value="Invoice Type Code">
            <text:p>Invoice Type Code</text:p>
          </table:table-cell>
          <table:table-cell office:value-type="string">
            <text:p>Cod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ode specifying the type of the Invoice.</text:p>
          </table:table-cell>
          <table:table-cell/>
          <table:table-cell office:value-type="float" office:value="1027">
            <text:p>1027</text:p>
          </table:table-cell>
          <table:table-cell table:style-name="ce5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Freight Invoice. Note. Text</text:p>
          </table:table-cell>
          <table:table-cell/>
          <table:table-cell office:value-type="string">
            <text:p>Freight Invoic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table:style-name="ce28" office:value-type="string">
            <text:p>0..n</text:p>
          </table:table-cell>
          <table:table-cell office:value-type="string">
            <text:p>BBIE</text:p>
          </table:table-cell>
          <table:table-cell table:style-name="ce37" office:value-type="string">
            <text:p>Free-form text applying to the Invoice. This element may contain notes or any other similar information that is not contained explicitly in another structure.</text:p>
          </table:table-cell>
          <table:table-cell table:number-columns-repeated="2"/>
          <table:table-cell table:style-name="ce5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TaxPointDate">
            <text:p>TaxPointDate</text:p>
          </table:table-cell>
          <table:table-cell table:style-name="ce3" office:value-type="string">
            <text:p>Freight Invoice. Tax Point Date. Date</text:p>
          </table:table-cell>
          <table:table-cell/>
          <table:table-cell office:value-type="string">
            <text:p>Freight Invoice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13]&lt;&gt;&quot;&quot;;CONCATENATE([.F13];&quot; &quot;;[.G13]);[.G13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ate of the Invoice, used to indicate the point at which tax becomes applicable.</text:p>
          </table:table-cell>
          <table:table-cell table:number-columns-repeated="2"/>
          <table:table-cell table:style-name="ce5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DocumentCurrencyCode">
            <text:p>DocumentCurrencyCode</text:p>
          </table:table-cell>
          <table:table-cell table:style-name="ce10" office:value-type="string">
            <text:p>Freight Invoice. Document_ Currency Code. Code</text:p>
          </table:table-cell>
          <table:table-cell/>
          <table:table-cell office:value-type="string">
            <text:p>Freight Invoic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8"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in which the Document is presented. This may be the same currency as the pricing or as the tax.</text:p>
          </table:table-cell>
          <table:table-cell table:number-columns-repeated="2"/>
          <table:table-cell table:style-name="ce5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TaxCurrencyCode">
            <text:p>TaxCurrencyCode</text:p>
          </table:table-cell>
          <table:table-cell table:style-name="ce10" office:value-type="string">
            <text:p>Freight Invoice. Tax_ Currency Code. Code</text:p>
          </table:table-cell>
          <table:table-cell/>
          <table:table-cell office:value-type="string">
            <text:p>Freight Invoice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tax amounts in the Invoice.</text:p>
          </table:table-cell>
          <table:table-cell table:number-columns-repeated="2"/>
          <table:table-cell table:style-name="ce5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PricingCurrencyCode">
            <text:p>PricingCurrencyCode</text:p>
          </table:table-cell>
          <table:table-cell table:style-name="ce10" office:value-type="string">
            <text:p>Freight Invoice. Pricing_ Currency Code. Code</text:p>
          </table:table-cell>
          <table:table-cell/>
          <table:table-cell office:value-type="string">
            <text:p>Freight Invoice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6]&lt;&gt;&quot;&quot;;CONCATENATE([.F16];&quot; &quot;;[.G16]);[.G16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6]&lt;&gt;&quot;&quot;;CONCATENATE([.J16];&quot;_ &quot;;[.I16];&quot;. Type&quot;);CONCATENATE([.I16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40" office:value-type="string">
            <text:p>The currency used for prices in the Freight Invoice.</text:p>
          </table:table-cell>
          <table:table-cell table:number-columns-repeated="2"/>
          <table:table-cell table:style-name="ce5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4"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PaymentCurrencyCode">
            <text:p>PaymentCurrencyCode</text:p>
          </table:table-cell>
          <table:table-cell table:style-name="ce11" office:value-type="string">
            <text:p>Freight Invoice. Payment_ Currency Code. Code</text:p>
          </table:table-cell>
          <table:table-cell table:style-name="ce13"/>
          <table:table-cell office:value-type="string">
            <text:p>Freight Invoice</text:p>
          </table:table-cell>
          <table:table-cell table:style-name="ce13" office:value-type="string">
            <text:p>Payment</text:p>
          </table:table-cell>
          <table:table-cell table:style-name="ce13" office:value-type="string">
            <text:p>Currency</text:p>
          </table:table-cell>
          <table:table-cell office:value-type="string">
            <text:p>Code</text:p>
          </table:table-cell>
          <table:table-cell table:style-name="ce13" table:formula="oooc:=IF([.F17]&lt;&gt;&quot;&quot;;CONCATENATE([.F17];&quot; &quot;;[.G17]);[.G17])" office:value-type="string" office:string-value="Currency Code">
            <text:p>Currency Code</text:p>
          </table:table-cell>
          <table:table-cell table:style-name="ce13" office:value-type="string">
            <text:p>Code</text:p>
          </table:table-cell>
          <table:table-cell table:style-name="ce13" office:value-type="string">
            <text:p>Currency</text:p>
          </table:table-cell>
          <table:table-cell table:style-name="ce13" table:formula="oooc:=IF([.J17]&lt;&gt;&quot;&quot;;CONCATENATE([.J17];&quot;_ &quot;;[.I17];&quot;. Type&quot;);CONCATENATE([.I17];&quot;. Type&quot;))" office:value-type="string" office:string-value="Currency_ Code. Type">
            <text:p>Currency_ Code. Type</text:p>
          </table:table-cell>
          <table:table-cell table:style-name="ce13" table:number-columns-repeated="3"/>
          <table:table-cell table:style-name="ce29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40" office:value-type="string">
            <text:p>The currency used for payment in the Freight Invoice.</text:p>
          </table:table-cell>
          <table:table-cell table:style-name="ce13" table:number-columns-repeated="2"/>
          <table:table-cell table:style-name="ce51" office:value-type="string">
            <text:p>2.0</text:p>
          </table:table-cell>
          <table:table-cell table:style-name="ce13" table:number-columns-repeated="2"/>
          <table:table-cell table:style-name="ce13" office:value-type="string">
            <text:p>Procurement</text:p>
          </table:table-cell>
          <table:table-cell table:style-name="ce13" table:number-columns-repeated="8"/>
          <table:table-cell table:style-name="ce65" table:number-columns-repeated="114"/>
          <table:table-cell table:style-name="ce13" table:number-columns-repeated="92"/>
          <table:table-cell table:number-columns-repeated="19"/>
        </table:table-row>
        <table:table-row table:style-name="ro2">
          <table:table-cell table:style-name="ce4"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PaymentAlternativeCurrencyCode">
            <text:p>PaymentAlternativeCurrencyCode</text:p>
          </table:table-cell>
          <table:table-cell table:style-name="ce11" office:value-type="string">
            <text:p>Freight Invoice. Payment Alternative_ Currency Code. Code</text:p>
          </table:table-cell>
          <table:table-cell table:style-name="ce13"/>
          <table:table-cell office:value-type="string">
            <text:p>Freight Invoice</text:p>
          </table:table-cell>
          <table:table-cell table:style-name="ce19" office:value-type="string">
            <text:p>Payment Alternative</text:p>
          </table:table-cell>
          <table:table-cell table:style-name="ce13" office:value-type="string">
            <text:p>Currency</text:p>
          </table:table-cell>
          <table:table-cell office:value-type="string">
            <text:p>Code</text:p>
          </table:table-cell>
          <table:table-cell table:style-name="ce13" table:formula="oooc:=IF([.F18]&lt;&gt;&quot;&quot;;CONCATENATE([.F18];&quot; &quot;;[.G18]);[.G18])" office:value-type="string" office:string-value="Currency Code">
            <text:p>Currency Code</text:p>
          </table:table-cell>
          <table:table-cell table:style-name="ce13" office:value-type="string">
            <text:p>Code</text:p>
          </table:table-cell>
          <table:table-cell table:style-name="ce13" office:value-type="string">
            <text:p>Currency</text:p>
          </table:table-cell>
          <table:table-cell table:style-name="ce13" table:formula="oooc:=IF([.J18]&lt;&gt;&quot;&quot;;CONCATENATE([.J18];&quot;_ &quot;;[.I18];&quot;. Type&quot;);CONCATENATE([.I18];&quot;. Type&quot;))" office:value-type="string" office:string-value="Currency_ Code. Type">
            <text:p>Currency_ Code. Type</text:p>
          </table:table-cell>
          <table:table-cell table:style-name="ce13" table:number-columns-repeated="3"/>
          <table:table-cell table:style-name="ce29" office:value-type="string">
            <text:p>0..1</text:p>
          </table:table-cell>
          <table:table-cell table:style-name="ce13" office:value-type="string">
            <text:p>BBIE</text:p>
          </table:table-cell>
          <table:table-cell table:style-name="ce40" office:value-type="string">
            <text:p>The alternative currency used for payment in the Freight Invoice.</text:p>
          </table:table-cell>
          <table:table-cell table:style-name="ce13" table:number-columns-repeated="2"/>
          <table:table-cell table:style-name="ce51" office:value-type="string">
            <text:p>2.0</text:p>
          </table:table-cell>
          <table:table-cell table:style-name="ce13" table:number-columns-repeated="2"/>
          <table:table-cell table:style-name="ce13" office:value-type="string">
            <text:p>Procurement</text:p>
          </table:table-cell>
          <table:table-cell table:style-name="ce13" table:number-columns-repeated="8"/>
          <table:table-cell table:style-name="ce65" table:number-columns-repeated="114"/>
          <table:table-cell table:style-name="ce13" table:number-columns-repeated="92"/>
          <table:table-cell table:number-columns-repeated="19"/>
        </table:table-row>
        <table:table-row table:style-name="ro2">
          <table:table-cell table:style-name="ce3"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AccountingCostCode">
            <text:p>AccountingCostCode</text:p>
          </table:table-cell>
          <table:table-cell table:style-name="ce10" office:value-type="string">
            <text:p>Freight Invoice. Accounting Cost Code. Code</text:p>
          </table:table-cell>
          <table:table-cell/>
          <table:table-cell office:value-type="string">
            <text:p>Freight Invoice</text:p>
          </table:table-cell>
          <table:table-cell table:style-name="Default"/>
          <table:table-cell table:style-name="Default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19]&lt;&gt;&quot;&quot;;CONCATENATE([.F19];&quot; &quot;;[.G19]);[.G19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Invoice as a whole.</text:p>
          </table:table-cell>
          <table:table-cell table:number-columns-repeated="2"/>
          <table:table-cell table:style-name="ce5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AccountingCost">
            <text:p>AccountingCost</text:p>
          </table:table-cell>
          <table:table-cell table:style-name="ce10" office:value-type="string">
            <text:p>Freight Invoice. Accounting Cost. Text</text:p>
          </table:table-cell>
          <table:table-cell/>
          <table:table-cell office:value-type="string">
            <text:p>Freight Invoice</text:p>
          </table:table-cell>
          <table:table-cell table:number-columns-repeated="2" table:style-name="Default"/>
          <table:table-cell table:style-name="Default" office:value-type="string">
            <text:p>Accounting Cost</text:p>
          </table:table-cell>
          <table:table-cell table:formula="oooc:=IF([.F20]&lt;&gt;&quot;&quot;;CONCATENATE([.F20];&quot; &quot;;[.G20]);[.G20])" office:value-type="string" office:string-value="Accounting Cost">
            <text:p>Accounting Cost</text:p>
          </table:table-cell>
          <table:table-cell table:style-name="Default" office:value-type="string">
            <text:p>Text</text:p>
          </table:table-cell>
          <table:table-cell/>
          <table:table-cell table:formula="oooc:=IF([.J20]&lt;&gt;&quot;&quot;;CONCATENATE([.J20];&quot;_ &quot;;[.I20];&quot;. Type&quot;);CONCATENATE([.I20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Invoice as a whole, expressed as text.</text:p>
          </table:table-cell>
          <table:table-cell table:number-columns-repeated="2"/>
          <table:table-cell table:style-name="ce5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21]=&quot;Universally Unique&quot;;&quot;UU&quot;;[.E21]);IF([.G21]&lt;&gt;[.I21];[.H21];[.F21]);CONCATENATE(IF([.I21]=&quot;Identifier&quot;;&quot;ID&quot;;IF([.I21]=&quot;Text&quot;;&quot;&quot;;[.I21]))));&quot; &quot;;&quot;&quot;);&quot;'&quot;;&quot;&quot;)" office:value-type="string" office:string-value="LineCountNumeric">
            <text:p>LineCountNumeric</text:p>
          </table:table-cell>
          <table:table-cell table:style-name="ce10" office:value-type="string">
            <text:p>Freight Invoice. Line Count. Numeric</text:p>
          </table:table-cell>
          <table:table-cell/>
          <table:table-cell office:value-type="string">
            <text:p>Freight Invoice</text:p>
          </table:table-cell>
          <table:table-cell/>
          <table:table-cell table:style-name="Default" office:value-type="string">
            <text:p>Line</text:p>
          </table:table-cell>
          <table:table-cell table:style-name="Default" office:value-type="string">
            <text:p>Count</text:p>
          </table:table-cell>
          <table:table-cell table:formula="oooc:=IF([.F21]&lt;&gt;&quot;&quot;;CONCATENATE([.F21];&quot; &quot;;[.G21]);[.G21])" office:value-type="string" office:string-value="Line Count">
            <text:p>Line Count</text:p>
          </table:table-cell>
          <table:table-cell table:style-name="Default" office:value-type="string">
            <text:p>Numeric</text:p>
          </table:table-cell>
          <table:table-cell/>
          <table:table-cell table:formula="oooc:=IF([.J21]&lt;&gt;&quot;&quot;;CONCATENATE([.J21];&quot;_ &quot;;[.I21];&quot;. Type&quot;);CONCATENATE([.I21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40" office:value-type="string">
            <text:p>The number of lines in the document.</text:p>
          </table:table-cell>
          <table:table-cell table:number-columns-repeated="2"/>
          <table:table-cell table:style-name="ce52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5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InvoicePeriod">
            <text:p>InvoicePeriod</text:p>
          </table:table-cell>
          <table:table-cell table:style-name="ce5" office:value-type="string">
            <text:p>Freight Invoice. Invoice_ Period. Period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style-name="ce14" office:value-type="string">
            <text:p>Invoice</text:p>
          </table:table-cell>
          <table:table-cell table:style-name="ce14"/>
          <table:table-cell table:style-name="ce14"/>
          <table:table-cell table:style-name="ce5" table:formula="oooc:=[.M22]" office:value-type="string" office:string-value="Period">
            <text:p>Period</text:p>
          </table:table-cell>
          <table:table-cell table:style-name="ce5" table:formula="oooc:=[.M22]" office:value-type="string" office:string-value="Period">
            <text:p>Period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Period</text:p>
          </table:table-cell>
          <table:table-cell table:style-name="ce14"/>
          <table:table-cell table:style-name="ce30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period(s) to which the Invoice applies.</text:p>
          </table:table-cell>
          <table:table-cell table:style-name="ce41" table:number-columns-repeated="2"/>
          <table:table-cell table:style-name="ce53" office:value-type="string">
            <text:p>1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number-columns-repeated="225"/>
        </table:table-row>
        <table:table-row table:style-name="ro2">
          <table:table-cell table:style-name="ce6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Shipment">
            <text:p>Shipment</text:p>
          </table:table-cell>
          <table:table-cell table:style-name="ce6" office:value-type="string">
            <text:p>Freight Invoice. Shipment</text:p>
          </table:table-cell>
          <table:table-cell table:style-name="ce6"/>
          <table:table-cell table:style-name="ce17" office:value-type="string">
            <text:p>Freight Invoice</text:p>
          </table:table-cell>
          <table:table-cell table:number-columns-repeated="2" table:style-name="ce6"/>
          <table:table-cell table:style-name="ce6"/>
          <table:table-cell table:style-name="ce6" table:formula="oooc:=[.M23]" office:value-type="string" office:string-value="Shipment">
            <text:p>Shipment</text:p>
          </table:table-cell>
          <table:table-cell table:style-name="ce6" table:formula="oooc:=[.M23]" office:value-type="string" office:string-value="Shipment">
            <text:p>Shipment</text:p>
          </table:table-cell>
          <table:table-cell table:style-name="ce6" table:number-columns-repeated="3"/>
          <table:table-cell table:style-name="ce23" office:value-type="string">
            <text:p>Shipment</text:p>
          </table:table-cell>
          <table:table-cell table:style-name="ce6"/>
          <table:table-cell table:style-name="ce31" office:value-type="string">
            <text:p>1</text:p>
          </table:table-cell>
          <table:table-cell table:style-name="ce6" office:value-type="string">
            <text:p>ASBIE</text:p>
          </table:table-cell>
          <table:table-cell table:style-name="ce42" office:value-type="string">
            <text:p>An association to Shipment.</text:p>
          </table:table-cell>
          <table:table-cell table:style-name="ce46" table:number-columns-repeated="2"/>
          <table:table-cell table:style-name="ce54" office:value-type="string">
            <text:p>2.0</text:p>
          </table:table-cell>
          <table:table-cell table:style-name="ce59"/>
          <table:table-cell table:style-name="ce31"/>
          <table:table-cell table:style-name="ce14" office:value-type="string">
            <text:p>Procurement</text:p>
          </table:table-cell>
          <table:table-cell table:style-name="ce6" table:number-columns-repeated="8"/>
          <table:table-cell table:style-name="ce13" table:number-columns-repeated="114"/>
          <table:table-cell table:number-columns-repeated="111"/>
        </table:table-row>
        <table:table-row table:style-name="ro2">
          <table:table-cell table:style-name="ce5" office:value-type="string">
            <text:p>OrderReference</text:p>
          </table:table-cell>
          <table:table-cell table:style-name="ce5" office:value-type="string">
            <text:p>Freight Invoice. Order Reference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style-name="ce14" table:number-columns-repeated="3"/>
          <table:table-cell table:style-name="ce5" table:formula="oooc:=[.M24]" office:value-type="string" office:string-value="Order Reference">
            <text:p>Order Reference</text:p>
          </table:table-cell>
          <table:table-cell table:style-name="ce5" table:formula="oooc:=[.M24]" office:value-type="string" office:string-value="Order Reference">
            <text:p>Order Reference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Order Reference</text:p>
          </table:table-cell>
          <table:table-cell table:style-name="ce14"/>
          <table:table-cell table:style-name="ce30" office:value-type="string">
            <text:p>0..1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an Order.</text:p>
          </table:table-cell>
          <table:table-cell table:style-name="ce41" table:number-columns-repeated="2"/>
          <table:table-cell table:style-name="ce53" office:value-type="string">
            <text:p>1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style-name="ce64" table:number-columns-repeated="113"/>
          <table:table-cell table:number-columns-repeated="112"/>
        </table:table-row>
        <table:table-row table:style-name="ro2">
          <table:table-cell table:style-name="ce7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BillingReference">
            <text:p>BillingReference</text:p>
          </table:table-cell>
          <table:table-cell table:style-name="ce7" office:value-type="string">
            <text:p>Freight Invoice. Billing Reference</text:p>
          </table:table-cell>
          <table:table-cell table:style-name="ce15"/>
          <table:table-cell table:style-name="ce15" office:value-type="string">
            <text:p>Freight Invoice</text:p>
          </table:table-cell>
          <table:table-cell table:number-columns-repeated="2" table:style-name="ce15"/>
          <table:table-cell table:style-name="ce15"/>
          <table:table-cell table:style-name="ce7" table:formula="oooc:=[.M25]" office:value-type="string" office:string-value="Billing Reference">
            <text:p>Billing Reference</text:p>
          </table:table-cell>
          <table:table-cell table:style-name="ce7" table:formula="oooc:=[.M25]" office:value-type="string" office:string-value="Billing Reference">
            <text:p>Billing Reference</text:p>
          </table:table-cell>
          <table:table-cell table:style-name="ce7"/>
          <table:table-cell table:style-name="ce15" table:number-columns-repeated="2"/>
          <table:table-cell table:style-name="ce15" office:value-type="string">
            <text:p>Billing Reference</text:p>
          </table:table-cell>
          <table:table-cell table:style-name="ce15"/>
          <table:table-cell table:style-name="ce32" office:value-type="string">
            <text:p>0..n</text:p>
          </table:table-cell>
          <table:table-cell table:style-name="ce15" office:value-type="string">
            <text:p>ASBIE</text:p>
          </table:table-cell>
          <table:table-cell table:style-name="ce43" office:value-type="string">
            <text:p>An association to other billing documents.</text:p>
          </table:table-cell>
          <table:table-cell table:style-name="ce43" table:number-columns-repeated="2"/>
          <table:table-cell table:style-name="ce55" office:value-type="string">
            <text:p>2.0</text:p>
          </table:table-cell>
          <table:table-cell table:style-name="ce60"/>
          <table:table-cell table:style-name="ce63"/>
          <table:table-cell table:style-name="ce15" office:value-type="string">
            <text:p>Procurement</text:p>
          </table:table-cell>
          <table:table-cell table:style-name="ce15" table:number-columns-repeated="8"/>
          <table:table-cell table:style-name="Default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DespatchDocumentReference">
            <text:p>DespatchDocumentReference</text:p>
          </table:table-cell>
          <table:table-cell table:style-name="ce5" office:value-type="string">
            <text:p>Freight Invoice. Despatch_ Document Reference. Document Reference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style-name="ce14" office:value-type="string">
            <text:p>Despatch</text:p>
          </table:table-cell>
          <table:table-cell table:style-name="ce14"/>
          <table:table-cell table:style-name="ce14"/>
          <table:table-cell table:style-name="ce5" table:formula="oooc:=[.M26]" office:value-type="string" office:string-value="Document Reference">
            <text:p>Document Reference</text:p>
          </table:table-cell>
          <table:table-cell table:style-name="ce5" table:formula="oooc:=[.M26]" office:value-type="string" office:string-value="Document Reference">
            <text:p>Document Reference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Document Reference</text:p>
          </table:table-cell>
          <table:table-cell table:style-name="ce14"/>
          <table:table-cell table:style-name="ce30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a Despatch Advice.</text:p>
          </table:table-cell>
          <table:table-cell table:style-name="ce41" table:number-columns-repeated="2"/>
          <table:table-cell table:style-name="ce53" office:value-type="string">
            <text:p>1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41"/>
          <table:table-cell table:style-name="ce5" table:number-columns-repeated="12"/>
          <table:table-cell table:style-name="ce64" table:number-columns-repeated="113"/>
          <table:table-cell table:number-columns-repeated="74"/>
          <table:table-cell table:style-name="ce9" table:number-columns-repeated="19"/>
        </table:table-row>
        <table:table-row table:style-name="ro2">
          <table:table-cell table:style-name="ce5" table:formula="oooc:=SUBSTITUTE(SUBSTITUTE(CONCATENATE(IF([.E27]=&quot;Globally Unique&quot;;&quot;G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ReceiptDocumentReference">
            <text:p>ReceiptDocumentReference</text:p>
          </table:table-cell>
          <table:table-cell table:style-name="ce5" office:value-type="string">
            <text:p>Freight Invoice. Receipt_ Document Reference. Document Reference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style-name="ce14" office:value-type="string">
            <text:p>Receipt</text:p>
          </table:table-cell>
          <table:table-cell table:style-name="ce14"/>
          <table:table-cell table:style-name="ce14"/>
          <table:table-cell table:style-name="ce5" table:formula="oooc:=[.M27]" office:value-type="string" office:string-value="Document Reference">
            <text:p>Document Reference</text:p>
          </table:table-cell>
          <table:table-cell table:style-name="ce5" table:formula="oooc:=[.M27]" office:value-type="string" office:string-value="Document Reference">
            <text:p>Document Reference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Document Reference</text:p>
          </table:table-cell>
          <table:table-cell table:style-name="ce14"/>
          <table:table-cell table:style-name="ce30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a Receipt Advice.</text:p>
          </table:table-cell>
          <table:table-cell table:style-name="ce41" table:number-columns-repeated="2"/>
          <table:table-cell table:style-name="ce53" office:value-type="string">
            <text:p>1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41"/>
          <table:table-cell table:style-name="ce5" table:number-columns-repeated="12"/>
          <table:table-cell table:number-columns-repeated="187"/>
          <table:table-cell table:style-name="ce9" table:number-columns-repeated="19"/>
        </table:table-row>
        <table:table-row table:style-name="ro2">
          <table:table-cell table:style-name="ce5" table:formula="oooc:=SUBSTITUTE(SUBSTITUTE(CONCATENATE(IF([.E28]=&quot;Globally Unique&quot;;&quot;G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OriginatorDocumentReference">
            <text:p>OriginatorDocumentReference</text:p>
          </table:table-cell>
          <table:table-cell table:style-name="ce5" office:value-type="string">
            <text:p>Freight Invoice. Originator_ Document Reference. Document Reference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style-name="ce14" office:value-type="string">
            <text:p>Originator</text:p>
          </table:table-cell>
          <table:table-cell table:style-name="ce14"/>
          <table:table-cell table:style-name="ce14"/>
          <table:table-cell table:style-name="ce5" table:formula="oooc:=[.M28]" office:value-type="string" office:string-value="Document Reference">
            <text:p>Document Reference</text:p>
          </table:table-cell>
          <table:table-cell table:style-name="ce5" table:formula="oooc:=[.M28]" office:value-type="string" office:string-value="Document Reference">
            <text:p>Document Reference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Document Reference</text:p>
          </table:table-cell>
          <table:table-cell table:style-name="ce14"/>
          <table:table-cell table:style-name="ce33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an Originator Document.</text:p>
          </table:table-cell>
          <table:table-cell table:style-name="ce41" table:number-columns-repeated="2"/>
          <table:table-cell table:style-name="ce53" office:value-type="string">
            <text:p>1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41"/>
          <table:table-cell table:style-name="ce5" table:number-columns-repeated="12"/>
          <table:table-cell table:number-columns-repeated="187"/>
          <table:table-cell table:style-name="ce9" table:number-columns-repeated="19"/>
        </table:table-row>
        <table:table-row table:style-name="ro2">
          <table:table-cell table:style-name="ce5" table:formula="oooc:=SUBSTITUTE(SUBSTITUTE(CONCATENATE(IF([.E29]=&quot;Globally Unique&quot;;&quot;G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ContractDocumentReference">
            <text:p>ContractDocumentReference</text:p>
          </table:table-cell>
          <table:table-cell table:style-name="ce5" office:value-type="string">
            <text:p>Freight Invoice. Contract_ Document Reference. Document Reference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style-name="ce14" office:value-type="string">
            <text:p>Contract</text:p>
          </table:table-cell>
          <table:table-cell table:style-name="ce14"/>
          <table:table-cell table:style-name="ce14"/>
          <table:table-cell table:style-name="ce5" table:formula="oooc:=[.M29]" office:value-type="string" office:string-value="Document Reference">
            <text:p>Document Reference</text:p>
          </table:table-cell>
          <table:table-cell table:style-name="ce5" table:formula="oooc:=[.M29]" office:value-type="string" office:string-value="Document Reference">
            <text:p>Document Reference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Document Reference</text:p>
          </table:table-cell>
          <table:table-cell table:style-name="ce14"/>
          <table:table-cell table:style-name="ce30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3" office:value-type="string">
            <text:p>An association to a framework agreement or contract.</text:p>
          </table:table-cell>
          <table:table-cell table:style-name="ce41" table:number-columns-repeated="2"/>
          <table:table-cell table:style-name="ce53" office:value-type="string">
            <text:p>1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41"/>
          <table:table-cell table:style-name="ce5" table:number-columns-repeated="12"/>
          <table:table-cell table:number-columns-repeated="187"/>
          <table:table-cell table:style-name="ce9" table:number-columns-repeated="19"/>
        </table:table-row>
        <table:table-row table:style-name="ro2">
          <table:table-cell table:style-name="ce5" table:formula="oooc:=SUBSTITUTE(SUBSTITUTE(CONCATENATE(IF([.E30]=&quot;Globally Unique&quot;;&quot;G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AdditionalDocumentReference">
            <text:p>AdditionalDocumentReference</text:p>
          </table:table-cell>
          <table:table-cell table:style-name="ce5" office:value-type="string">
            <text:p>Freight Invoice. Additional_ Document Reference. Document Reference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style-name="ce14" office:value-type="string">
            <text:p>Additional</text:p>
          </table:table-cell>
          <table:table-cell table:style-name="ce14"/>
          <table:table-cell table:style-name="ce14"/>
          <table:table-cell table:style-name="ce5" table:formula="oooc:=[.M30]" office:value-type="string" office:string-value="Document Reference">
            <text:p>Document Reference</text:p>
          </table:table-cell>
          <table:table-cell table:style-name="ce5" table:formula="oooc:=[.M30]" office:value-type="string" office:string-value="Document Reference">
            <text:p>Document Reference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Document Reference</text:p>
          </table:table-cell>
          <table:table-cell table:style-name="ce14"/>
          <table:table-cell table:style-name="ce30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other documents.</text:p>
          </table:table-cell>
          <table:table-cell table:style-name="ce41" table:number-columns-repeated="2"/>
          <table:table-cell table:style-name="ce53" office:value-type="string">
            <text:p>1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41"/>
          <table:table-cell table:style-name="ce5" table:number-columns-repeated="12"/>
          <table:table-cell table:number-columns-repeated="187"/>
          <table:table-cell table:style-name="ce9" table:number-columns-repeated="19"/>
        </table:table-row>
        <table:table-row table:style-name="ro2">
          <table:table-cell table:style-name="ce5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Freight Invoice. Signature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number-columns-repeated="2" table:style-name="ce14"/>
          <table:table-cell table:style-name="ce14"/>
          <table:table-cell table:style-name="ce5" table:formula="oooc:=[.M31]" office:value-type="string" office:string-value="Signature">
            <text:p>Signature</text:p>
          </table:table-cell>
          <table:table-cell table:style-name="ce5" table:formula="oooc:=[.M31]" office:value-type="string" office:string-value="Signature">
            <text:p>Signature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Signature</text:p>
          </table:table-cell>
          <table:table-cell table:style-name="ce14"/>
          <table:table-cell table:style-name="ce30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One or more signatures applied to the Invoice.</text:p>
          </table:table-cell>
          <table:table-cell table:style-name="ce41" table:number-columns-repeated="2"/>
          <table:table-cell table:style-name="ce53" office:value-type="string">
            <text:p>2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style-name="ce64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AccountingSupplierParty">
            <text:p>AccountingSupplierParty</text:p>
          </table:table-cell>
          <table:table-cell table:style-name="ce5" office:value-type="string">
            <text:p>Freight Invoice. Accounting_ Supplier Party. Supplier Party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style-name="ce14" office:value-type="string">
            <text:p>Accounting</text:p>
          </table:table-cell>
          <table:table-cell table:style-name="ce14"/>
          <table:table-cell table:style-name="ce14"/>
          <table:table-cell table:style-name="ce5" table:formula="oooc:=[.M32]" office:value-type="string" office:string-value="Supplier Party">
            <text:p>Supplier Party</text:p>
          </table:table-cell>
          <table:table-cell table:style-name="ce5" table:formula="oooc:=[.M32]" office:value-type="string" office:string-value="Supplier Party">
            <text:p>Supplier Party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Supplier Party</text:p>
          </table:table-cell>
          <table:table-cell table:style-name="ce14"/>
          <table:table-cell table:style-name="ce33" office:value-type="string">
            <text:p>1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the Accounting Supplier Party.</text:p>
          </table:table-cell>
          <table:table-cell table:style-name="ce41"/>
          <table:table-cell table:style-name="ce41" office:value-type="float" office:value="3029">
            <text:p>3029</text:p>
          </table:table-cell>
          <table:table-cell table:style-name="ce53" office:value-type="string">
            <text:p>2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AccountingCustomerParty">
            <text:p>AccountingCustomerParty</text:p>
          </table:table-cell>
          <table:table-cell table:style-name="ce5" office:value-type="string">
            <text:p>Freight Invoice. Accounting_ Customer Party. Customer Party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style-name="ce14" office:value-type="string">
            <text:p>Accounting</text:p>
          </table:table-cell>
          <table:table-cell table:style-name="ce14"/>
          <table:table-cell table:style-name="ce14"/>
          <table:table-cell table:style-name="ce5" table:formula="oooc:=[.M33]" office:value-type="string" office:string-value="Customer Party">
            <text:p>Customer Party</text:p>
          </table:table-cell>
          <table:table-cell table:style-name="ce5" table:formula="oooc:=[.M33]" office:value-type="string" office:string-value="Customer Party">
            <text:p>Customer Party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Customer Party</text:p>
          </table:table-cell>
          <table:table-cell table:style-name="ce14"/>
          <table:table-cell table:style-name="ce33" office:value-type="string">
            <text:p>1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the Accounting Buyer Party.</text:p>
          </table:table-cell>
          <table:table-cell table:style-name="ce41"/>
          <table:table-cell table:style-name="ce41" office:value-type="float" office:value="3007">
            <text:p>3007</text:p>
          </table:table-cell>
          <table:table-cell table:style-name="ce53" office:value-type="string">
            <text:p>2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PayeeParty">
            <text:p>PayeeParty</text:p>
          </table:table-cell>
          <table:table-cell table:style-name="ce5" office:value-type="string">
            <text:p>Freight Invoice. Payee_ Party. Party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style-name="ce14" office:value-type="string">
            <text:p>Payee</text:p>
          </table:table-cell>
          <table:table-cell table:style-name="ce14"/>
          <table:table-cell table:style-name="ce14"/>
          <table:table-cell table:style-name="ce5" table:formula="oooc:=[.M34]" office:value-type="string" office:string-value="Party">
            <text:p>Party</text:p>
          </table:table-cell>
          <table:table-cell table:style-name="ce5" table:formula="oooc:=[.M34]" office:value-type="string" office:string-value="Party">
            <text:p>Party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Party</text:p>
          </table:table-cell>
          <table:table-cell table:style-name="ce14"/>
          <table:table-cell table:style-name="ce33" office:value-type="string">
            <text:p>0..1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the Payee.</text:p>
          </table:table-cell>
          <table:table-cell table:style-name="ce41" table:number-columns-repeated="2"/>
          <table:table-cell table:style-name="ce53" office:value-type="string">
            <text:p>2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TaxRepresentativeParty">
            <text:p>TaxRepresentativeParty</text:p>
          </table:table-cell>
          <table:table-cell table:style-name="ce5" office:value-type="string">
            <text:p>Freight Invoice. Tax Representative_ Party. Party</text:p>
          </table:table-cell>
          <table:table-cell table:style-name="ce5"/>
          <table:table-cell table:style-name="ce5" office:value-type="string">
            <text:p>Freight Invoice</text:p>
          </table:table-cell>
          <table:table-cell table:style-name="ce5" office:value-type="string">
            <text:p>Tax Representative</text:p>
          </table:table-cell>
          <table:table-cell table:style-name="ce5"/>
          <table:table-cell table:style-name="ce5"/>
          <table:table-cell table:style-name="ce5" table:formula="oooc:=[.M35]" office:value-type="string" office:string-value="Party">
            <text:p>Party</text:p>
          </table:table-cell>
          <table:table-cell table:style-name="ce5" table:formula="oooc:=[.M35]" office:value-type="string" office:string-value="Party">
            <text:p>Party</text:p>
          </table:table-cell>
          <table:table-cell table:style-name="ce5" table:number-columns-repeated="3"/>
          <table:table-cell table:style-name="ce7" office:value-type="string">
            <text:p>Party</text:p>
          </table:table-cell>
          <table:table-cell table:style-name="ce5"/>
          <table:table-cell table:style-name="ce30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41" office:value-type="string">
            <text:p>An association to the Tax Representative.</text:p>
          </table:table-cell>
          <table:table-cell table:style-name="ce47" table:number-columns-repeated="2"/>
          <table:table-cell table:style-name="ce56" office:value-type="string">
            <text:p>2.0</text:p>
          </table:table-cell>
          <table:table-cell table:style-name="ce61"/>
          <table:table-cell table:style-name="ce30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13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PaymentMeans">
            <text:p>PaymentMeans</text:p>
          </table:table-cell>
          <table:table-cell table:style-name="ce5" office:value-type="string">
            <text:p>Freight Invoice. Payment Means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number-columns-repeated="2" table:style-name="ce14"/>
          <table:table-cell table:style-name="ce14"/>
          <table:table-cell table:style-name="ce5" table:formula="oooc:=[.M36]" office:value-type="string" office:string-value="Payment Means">
            <text:p>Payment Means</text:p>
          </table:table-cell>
          <table:table-cell table:style-name="ce5" table:formula="oooc:=[.M36]" office:value-type="string" office:string-value="Payment Means">
            <text:p>Payment Means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Payment Means</text:p>
          </table:table-cell>
          <table:table-cell table:style-name="ce14"/>
          <table:table-cell table:style-name="ce33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Payment Means.</text:p>
          </table:table-cell>
          <table:table-cell table:style-name="ce41"/>
          <table:table-cell table:style-name="ce48"/>
          <table:table-cell table:style-name="ce53" office:value-type="string">
            <text:p>1.0</text:p>
          </table:table-cell>
          <table:table-cell table:style-name="ce14" table:number-columns-repeated="2"/>
          <table:table-cell table:style-name="ce14" office:value-type="string">
            <text:p>Procurement</text:p>
          </table:table-cell>
          <table:table-cell table:style-name="ce14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PaymentTerms">
            <text:p>PaymentTerms</text:p>
          </table:table-cell>
          <table:table-cell table:style-name="ce5" office:value-type="string">
            <text:p>Freight Invoice. Payment Terms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number-columns-repeated="2" table:style-name="ce14"/>
          <table:table-cell table:style-name="ce14"/>
          <table:table-cell table:style-name="ce5" table:formula="oooc:=[.M37]" office:value-type="string" office:string-value="Payment Terms">
            <text:p>Payment Terms</text:p>
          </table:table-cell>
          <table:table-cell table:style-name="ce5" table:formula="oooc:=[.M37]" office:value-type="string" office:string-value="Payment Terms">
            <text:p>Payment Terms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Payment Terms</text:p>
          </table:table-cell>
          <table:table-cell table:style-name="ce14"/>
          <table:table-cell table:style-name="ce30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Payment Terms.</text:p>
          </table:table-cell>
          <table:table-cell table:style-name="ce41" table:number-columns-repeated="2"/>
          <table:table-cell table:style-name="ce53" office:value-type="string">
            <text:p>1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PrepaidPayment">
            <text:p>PrepaidPayment</text:p>
          </table:table-cell>
          <table:table-cell table:style-name="ce5" office:value-type="string">
            <text:p>Freight Invoice. Prepaid_ Payment. Payment</text:p>
          </table:table-cell>
          <table:table-cell table:style-name="ce5"/>
          <table:table-cell table:style-name="ce5" office:value-type="string">
            <text:p>Freight Invoice</text:p>
          </table:table-cell>
          <table:table-cell table:style-name="ce5" office:value-type="string">
            <text:p>Prepaid</text:p>
          </table:table-cell>
          <table:table-cell table:style-name="ce5"/>
          <table:table-cell table:style-name="ce5"/>
          <table:table-cell table:number-columns-repeated="2" table:style-name="ce5" office:value-type="string">
            <text:p>Payment</text:p>
          </table:table-cell>
          <table:table-cell table:style-name="ce5" table:number-columns-repeated="3"/>
          <table:table-cell table:style-name="ce7" office:value-type="string">
            <text:p>Payment</text:p>
          </table:table-cell>
          <table:table-cell table:style-name="ce5"/>
          <table:table-cell table:style-name="ce30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41" office:value-type="string">
            <text:p>An association to prepaid payment(s).</text:p>
          </table:table-cell>
          <table:table-cell table:style-name="ce47" table:number-columns-repeated="2"/>
          <table:table-cell table:style-name="ce56" office:value-type="string">
            <text:p>2.0</text:p>
          </table:table-cell>
          <table:table-cell table:style-name="ce61"/>
          <table:table-cell table:style-name="ce30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13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AllowanceCharge">
            <text:p>AllowanceCharge</text:p>
          </table:table-cell>
          <table:table-cell table:style-name="ce5" office:value-type="string">
            <text:p>Freight Invoice. Allowance Charge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number-columns-repeated="2" table:style-name="ce14"/>
          <table:table-cell table:style-name="ce14"/>
          <table:table-cell table:style-name="ce5" table:formula="oooc:=[.M39]" office:value-type="string" office:string-value="Allowance Charge">
            <text:p>Allowance Charge</text:p>
          </table:table-cell>
          <table:table-cell table:style-name="ce5" table:formula="oooc:=[.M39]" office:value-type="string" office:string-value="Allowance Charge">
            <text:p>Allowance Charge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Allowance Charge</text:p>
          </table:table-cell>
          <table:table-cell table:style-name="ce14"/>
          <table:table-cell table:style-name="ce30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Allowances and Charges that apply to the Invoice as a whole.</text:p>
          </table:table-cell>
          <table:table-cell table:style-name="ce41" table:number-columns-repeated="2"/>
          <table:table-cell table:style-name="ce53" office:value-type="string">
            <text:p>1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TaxExchangeRate">
            <text:p>TaxExchangeRate</text:p>
          </table:table-cell>
          <table:table-cell table:style-name="ce5" office:value-type="string">
            <text:p>Freight Invoice. Tax_ Exchange Rate. Exchange Rate</text:p>
          </table:table-cell>
          <table:table-cell table:style-name="ce5"/>
          <table:table-cell table:style-name="ce14" office:value-type="string">
            <text:p>Freight Invoice</text:p>
          </table:table-cell>
          <table:table-cell table:style-name="ce5" office:value-type="string">
            <text:p>Tax</text:p>
          </table:table-cell>
          <table:table-cell table:style-name="ce5"/>
          <table:table-cell table:style-name="ce5"/>
          <table:table-cell table:style-name="ce5" table:formula="oooc:=[.M40]" office:value-type="string" office:string-value="Exchange Rate">
            <text:p>Exchange Rate</text:p>
          </table:table-cell>
          <table:table-cell table:style-name="ce5" table:formula="oooc:=[.M40]" office:value-type="string" office:string-value="Exchange Rate">
            <text:p>Exchange Rate</text:p>
          </table:table-cell>
          <table:table-cell table:style-name="ce5" table:number-columns-repeated="3"/>
          <table:table-cell table:style-name="ce7" office:value-type="string">
            <text:p>Exchange Rate</text:p>
          </table:table-cell>
          <table:table-cell table:style-name="ce5"/>
          <table:table-cell table:style-name="ce30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41" office:value-type="string">
            <text:p>An association to Exchange Rate between the Document Currency and the Tax Currency.</text:p>
          </table:table-cell>
          <table:table-cell table:style-name="ce41"/>
          <table:table-cell table:style-name="ce47"/>
          <table:table-cell table:style-name="ce56" office:value-type="string">
            <text:p>2.0</text:p>
          </table:table-cell>
          <table:table-cell table:style-name="ce61"/>
          <table:table-cell table:style-name="ce30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13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41]=&quot;Universally Unique&quot;;&quot;UU&quot;;[.E41]);[.F41];IF([.H41]&lt;&gt;[.I41];[.H41];&quot;&quot;);CONCATENATE(IF([.I41]=&quot;Identifier&quot;;&quot;ID&quot;;IF([.I41]=&quot;Text&quot;;&quot;&quot;;[.I41]))));&quot; &quot;;&quot;&quot;);&quot;'&quot;;&quot;&quot;)" office:value-type="string" office:string-value="PricingExchangeRate">
            <text:p>PricingExchangeRate</text:p>
          </table:table-cell>
          <table:table-cell table:style-name="ce5" office:value-type="string">
            <text:p>Freight Invoice. Pricing_ Exchange Rate. Exchange Rate</text:p>
          </table:table-cell>
          <table:table-cell table:style-name="ce5"/>
          <table:table-cell table:style-name="ce14" office:value-type="string">
            <text:p>Freight Invoice</text:p>
          </table:table-cell>
          <table:table-cell table:style-name="ce5" office:value-type="string">
            <text:p>Pricing</text:p>
          </table:table-cell>
          <table:table-cell table:style-name="ce5"/>
          <table:table-cell table:style-name="ce5"/>
          <table:table-cell table:style-name="ce5" table:formula="oooc:=[.M41]" office:value-type="string" office:string-value="Exchange Rate">
            <text:p>Exchange Rate</text:p>
          </table:table-cell>
          <table:table-cell table:style-name="ce5" table:formula="oooc:=[.M41]" office:value-type="string" office:string-value="Exchange Rate">
            <text:p>Exchange Rate</text:p>
          </table:table-cell>
          <table:table-cell table:style-name="ce5" table:number-columns-repeated="3"/>
          <table:table-cell table:style-name="ce7" office:value-type="string">
            <text:p>Exchange Rate</text:p>
          </table:table-cell>
          <table:table-cell table:style-name="ce5"/>
          <table:table-cell table:style-name="ce30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41" office:value-type="string">
            <text:p>An association to Exchange Rate between the Document Currency and the Pricing Currency.</text:p>
          </table:table-cell>
          <table:table-cell table:style-name="ce47" table:number-columns-repeated="2"/>
          <table:table-cell table:style-name="ce56" office:value-type="string">
            <text:p>2.0</text:p>
          </table:table-cell>
          <table:table-cell table:style-name="ce61"/>
          <table:table-cell table:style-name="ce30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13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42]=&quot;Universally Unique&quot;;&quot;UU&quot;;[.E42]);[.F42];IF([.H42]&lt;&gt;[.I42];[.H42];&quot;&quot;);CONCATENATE(IF([.I42]=&quot;Identifier&quot;;&quot;ID&quot;;IF([.I42]=&quot;Text&quot;;&quot;&quot;;[.I42]))));&quot; &quot;;&quot;&quot;);&quot;'&quot;;&quot;&quot;)" office:value-type="string" office:string-value="PaymentExchangeRate">
            <text:p>PaymentExchangeRate</text:p>
          </table:table-cell>
          <table:table-cell table:style-name="ce5" office:value-type="string">
            <text:p>Freight Invoice. Payment_ Exchange Rate. Exchange Rate</text:p>
          </table:table-cell>
          <table:table-cell table:style-name="ce5"/>
          <table:table-cell table:style-name="ce5" office:value-type="string">
            <text:p>Freight Invoice</text:p>
          </table:table-cell>
          <table:table-cell table:style-name="ce5" office:value-type="string">
            <text:p>Payment</text:p>
          </table:table-cell>
          <table:table-cell table:style-name="ce5"/>
          <table:table-cell table:style-name="ce5"/>
          <table:table-cell table:style-name="ce5" table:formula="oooc:=[.M42]" office:value-type="string" office:string-value="Exchange Rate">
            <text:p>Exchange Rate</text:p>
          </table:table-cell>
          <table:table-cell table:style-name="ce5" table:formula="oooc:=[.M42]" office:value-type="string" office:string-value="Exchange Rate">
            <text:p>Exchange Rate</text:p>
          </table:table-cell>
          <table:table-cell table:style-name="ce5" table:number-columns-repeated="3"/>
          <table:table-cell table:style-name="ce7" office:value-type="string">
            <text:p>Exchange Rate</text:p>
          </table:table-cell>
          <table:table-cell table:style-name="ce5"/>
          <table:table-cell table:style-name="ce30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41" office:value-type="string">
            <text:p>An association to Exchange Rate between the Document Currency and the Payment Currency.</text:p>
          </table:table-cell>
          <table:table-cell table:style-name="ce47" table:number-columns-repeated="2"/>
          <table:table-cell table:style-name="ce56" office:value-type="string">
            <text:p>2.0</text:p>
          </table:table-cell>
          <table:table-cell table:style-name="ce61"/>
          <table:table-cell table:style-name="ce30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13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43]=&quot;Universally Unique&quot;;&quot;UU&quot;;[.E43]);[.F43];IF([.H43]&lt;&gt;[.I43];[.H43];&quot;&quot;);CONCATENATE(IF([.I43]=&quot;Identifier&quot;;&quot;ID&quot;;IF([.I43]=&quot;Text&quot;;&quot;&quot;;[.I43]))));&quot; &quot;;&quot;&quot;);&quot;'&quot;;&quot;&quot;)" office:value-type="string" office:string-value="PaymentAlternativeExchangeRate">
            <text:p>PaymentAlternativeExchangeRate</text:p>
          </table:table-cell>
          <table:table-cell table:style-name="ce5" office:value-type="string">
            <text:p>Freight Invoice. Payment Alternative_ Exchange Rate. Exchange Rate</text:p>
          </table:table-cell>
          <table:table-cell table:style-name="ce5"/>
          <table:table-cell table:style-name="ce5" office:value-type="string">
            <text:p>Freight Invoice</text:p>
          </table:table-cell>
          <table:table-cell table:style-name="ce5" office:value-type="string">
            <text:p>Payment Alternative</text:p>
          </table:table-cell>
          <table:table-cell table:style-name="ce5"/>
          <table:table-cell table:style-name="ce5"/>
          <table:table-cell table:style-name="ce5" table:formula="oooc:=[.M43]" office:value-type="string" office:string-value="Exchange Rate">
            <text:p>Exchange Rate</text:p>
          </table:table-cell>
          <table:table-cell table:style-name="ce5" table:formula="oooc:=[.M43]" office:value-type="string" office:string-value="Exchange Rate">
            <text:p>Exchange Rate</text:p>
          </table:table-cell>
          <table:table-cell table:style-name="ce5" table:number-columns-repeated="3"/>
          <table:table-cell table:style-name="ce7" office:value-type="string">
            <text:p>Exchange Rate</text:p>
          </table:table-cell>
          <table:table-cell table:style-name="ce5"/>
          <table:table-cell table:style-name="ce30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41" office:value-type="string">
            <text:p>An association to Exchange Rate between the Document Currency and the Payment Alternative Currency.</text:p>
          </table:table-cell>
          <table:table-cell table:style-name="ce47" table:number-columns-repeated="2"/>
          <table:table-cell table:style-name="ce56" office:value-type="string">
            <text:p>2.0</text:p>
          </table:table-cell>
          <table:table-cell table:style-name="ce61"/>
          <table:table-cell table:style-name="ce30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13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44]=&quot;Universally Unique&quot;;&quot;UU&quot;;[.E44]);[.F44];IF([.H44]&lt;&gt;[.I44];[.H44];&quot;&quot;);CONCATENATE(IF([.I44]=&quot;Identifier&quot;;&quot;ID&quot;;IF([.I44]=&quot;Text&quot;;&quot;&quot;;[.I44]))));&quot; &quot;;&quot;&quot;);&quot;'&quot;;&quot;&quot;)" office:value-type="string" office:string-value="TaxTotal">
            <text:p>TaxTotal</text:p>
          </table:table-cell>
          <table:table-cell table:style-name="ce5" office:value-type="string">
            <text:p>Freight Invoice. Tax Total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number-columns-repeated="2" table:style-name="ce14"/>
          <table:table-cell table:style-name="ce14"/>
          <table:table-cell table:style-name="ce5" table:formula="oooc:=[.M44]" office:value-type="string" office:string-value="Tax Total">
            <text:p>Tax Total</text:p>
          </table:table-cell>
          <table:table-cell table:style-name="ce5" table:formula="oooc:=[.M44]" office:value-type="string" office:string-value="Tax Total">
            <text:p>Tax Total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Tax Total</text:p>
          </table:table-cell>
          <table:table-cell table:style-name="ce14"/>
          <table:table-cell table:style-name="ce30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tax total for specific tax types/rates.</text:p>
          </table:table-cell>
          <table:table-cell table:style-name="ce41" table:number-columns-repeated="2"/>
          <table:table-cell table:style-name="ce53" office:value-type="string">
            <text:p>1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45]=&quot;Universally Unique&quot;;&quot;UU&quot;;[.E45]);[.F45];IF([.H45]&lt;&gt;[.I45];[.H45];&quot;&quot;);CONCATENATE(IF([.I45]=&quot;Identifier&quot;;&quot;ID&quot;;IF([.I45]=&quot;Text&quot;;&quot;&quot;;[.I45]))));&quot; &quot;;&quot;&quot;);&quot;'&quot;;&quot;&quot;)" office:value-type="string" office:string-value="LegalMonetaryTotal">
            <text:p>LegalMonetaryTotal</text:p>
          </table:table-cell>
          <table:table-cell table:style-name="ce5" office:value-type="string">
            <text:p>Freight Invoice. Legal_ Monetary Total. Monetary Total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style-name="ce14" office:value-type="string">
            <text:p>Legal</text:p>
          </table:table-cell>
          <table:table-cell table:style-name="ce14"/>
          <table:table-cell table:style-name="ce14"/>
          <table:table-cell table:style-name="ce5" table:formula="oooc:=[.M45]" office:value-type="string" office:string-value="Monetary Total">
            <text:p>Monetary Total</text:p>
          </table:table-cell>
          <table:table-cell table:style-name="ce5" table:formula="oooc:=[.M45]" office:value-type="string" office:string-value="Monetary Total">
            <text:p>Monetary Total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Monetary Total</text:p>
          </table:table-cell>
          <table:table-cell table:style-name="ce14"/>
          <table:table-cell table:style-name="ce33" office:value-type="float" office:value="1">
            <text:p>1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the total amount payable on the Invoice, including Allowances, Charges, and Taxes.</text:p>
          </table:table-cell>
          <table:table-cell table:style-name="ce41"/>
          <table:table-cell table:style-name="ce41" office:value-type="float" office:value="5214">
            <text:p>5214</text:p>
          </table:table-cell>
          <table:table-cell table:style-name="ce53" office:value-type="string">
            <text:p>1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46]=&quot;Universally Unique&quot;;&quot;UU&quot;;[.E46]);[.F46];IF([.H46]&lt;&gt;[.I46];[.H46];&quot;&quot;);CONCATENATE(IF([.I46]=&quot;Identifier&quot;;&quot;ID&quot;;IF([.I46]=&quot;Text&quot;;&quot;&quot;;[.I46]))));&quot; &quot;;&quot;&quot;);&quot;'&quot;;&quot;&quot;)" office:value-type="string" office:string-value="InvoiceLine">
            <text:p>InvoiceLine</text:p>
          </table:table-cell>
          <table:table-cell table:style-name="ce5" office:value-type="string">
            <text:p>Freight Invoice. Invoice Line</text:p>
          </table:table-cell>
          <table:table-cell table:style-name="ce14"/>
          <table:table-cell table:style-name="ce14" office:value-type="string">
            <text:p>Freight Invoice</text:p>
          </table:table-cell>
          <table:table-cell table:number-columns-repeated="2" table:style-name="ce14"/>
          <table:table-cell table:style-name="ce14"/>
          <table:table-cell table:style-name="ce5" table:formula="oooc:=[.M46]" office:value-type="string" office:string-value="Invoice Line">
            <text:p>Invoice Line</text:p>
          </table:table-cell>
          <table:table-cell table:style-name="ce5" table:formula="oooc:=[.M46]" office:value-type="string" office:string-value="Invoice Line">
            <text:p>Invoice Line</text:p>
          </table:table-cell>
          <table:table-cell table:style-name="ce5"/>
          <table:table-cell table:style-name="ce14" table:number-columns-repeated="2"/>
          <table:table-cell table:style-name="ce15" office:value-type="string">
            <text:p>Invoice Line</text:p>
          </table:table-cell>
          <table:table-cell table:style-name="ce14"/>
          <table:table-cell table:style-name="ce30" office:value-type="string">
            <text:p>1..n</text:p>
          </table:table-cell>
          <table:table-cell table:style-name="ce14" office:value-type="string">
            <text:p>ASBIE</text:p>
          </table:table-cell>
          <table:table-cell table:style-name="ce41" office:value-type="string">
            <text:p>An association to one or more Invoice Lines.</text:p>
          </table:table-cell>
          <table:table-cell table:style-name="ce41" table:number-columns-repeated="2"/>
          <table:table-cell table:style-name="ce53" office:value-type="string">
            <text:p>1.0</text:p>
          </table:table-cell>
          <table:table-cell table:style-name="ce48"/>
          <table:table-cell table:style-name="ce33"/>
          <table:table-cell table:style-name="ce14" office:value-type="string">
            <text:p>Procurement</text:p>
          </table:table-cell>
          <table:table-cell table:style-name="ce14" table:number-columns-repeated="8"/>
          <table:table-cell table:number-columns-repeated="225"/>
        </table:table-row>
        <table:table-row table:style-name="ro2">
          <table:table-cell table:style-name="ce8" table:number-columns-repeated="13"/>
          <table:table-cell table:style-name="ce24"/>
          <table:table-cell table:style-name="ce34"/>
          <table:table-cell table:style-name="ce24" office:value-type="string">
            <text:p>END</text:p>
          </table:table-cell>
          <table:table-cell table:style-name="ce44" table:number-columns-repeated="4"/>
          <table:table-cell table:style-name="ce62"/>
          <table:table-cell table:style-name="ce44"/>
          <table:table-cell table:style-name="ce8" table:number-columns-repeated="9"/>
          <table:table-cell table:number-columns-repeated="225"/>
        </table:table-row>
        <table:table-row table:style-name="ro2" table:number-rows-repeated="67">
          <table:table-cell table:number-columns-repeated="256"/>
        </table:table-row>
        <table:table-row table:style-name="ro3" table:number-rows-repeated="65421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'Freight Invoice'.$A$1" table:cell-range-address="$'Freight Invoice'.$A$1:.$IV$1"/>
        <table:named-expression table:name="BuiltIn_AutoFilter___1" table:base-cell-address="$'Freight Invoice'.$A$1" table:expression="&quot;$Invoice.$#REF!$#REF!:$#REF!$#REF!&quot;"/>
        <table:named-range table:name="Excel_BuiltIn_Print_Titles_1" table:base-cell-address="$'Freight Invoice'.$A$1" table:cell-range-address="$'Freight Invoice'.$A$2:.$IU$2"/>
        <table:named-range table:name="Excel_BuiltIn_Print_Titles_1_1" table:base-cell-address="$'Freight Invoice'.$A$1" table:cell-range-address="$'Freight Invoice'.$A$2:.$IC$2"/>
        <table:named-expression table:name="Excel_BuiltIn_Print_Titles_1___0" table:base-cell-address="$'Freight Invoice'.$A$1" table:expression="&quot;$Invoice.$#REF!$#REF!:$#REF!$#REF!&quot;"/>
        <table:named-range table:name="Excel_BuiltIn_Print_Area_1" table:base-cell-address="$'Freight Invoice'.$A$1" table:cell-range-address="$'Freight Invoice'.$A$2:.$AE$46" table:range-usable-as="print-range"/>
        <table:named-range table:name="Excel_BuiltIn_Print_Titles_1 1" table:base-cell-address="$'Freight Invoice'.$A$1" table:cell-range-address="$'Freight Invoice'.$A$2:.$IV$2" table:range-usable-as="repeat-column repeat-row"/>
      </table:named-expressions>
      <table:database-ranges>
        <table:database-range table:name="Excel_BuiltIn__FilterDatabase_1" table:target-range-address="'Freight Invoice'.A1:'Freight Invoice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kr </number:text>
      <number:number number:decimal-places="2" number:min-integer-digits="1" number:grouping="true"/>
      <number:text> </number:text>
    </number:number-style>
    <number:number-style style:name="N123P1" style:volatile="true">
      <number:text> kr (</number:text>
      <number:number number:decimal-places="2" number:min-integer-digits="1" number:grouping="true"/>
      <number:text>)</number:text>
    </number:number-style>
    <number:number-style style:name="N123P2" style:volatile="true">
      <number:text> kr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</number:number-style>
    <number:number-style style:name="N125">
      <style:text-properties fo:color="#ff0000"/>
      <number:text>-$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</number:number-style>
    <number:number-style style:name="N127">
      <style:text-properties fo:color="#ff0000"/>
      <number:text>-$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-$</number:text>
      <number:number number:decimal-places="2" number:min-integer-digits="1" number:grouping="true"/>
      <number:text> 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kr</number:text>
    </number:number-style>
    <number:number-style style:name="N132">
      <number:text>-</number:text>
      <number:number number:decimal-places="0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kr</number:text>
    </number:number-style>
    <number:number-style style:name="N134">
      <number:text>-</number:text>
      <number:number number:decimal-places="2" number:min-integer-digits="1" number:grouping="true"/>
      <number:text> kr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kr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kr </number:text>
    </number:number-style>
    <number:number-style style:name="N136P1" style:volatile="true">
      <number:text>-</number:text>
      <number:number number:decimal-places="0" number:min-integer-digits="1" number:grouping="true"/>
      <number:text> kr </number:text>
    </number:number-style>
    <number:number-style style:name="N136P2" style:volatile="true">
      <number:text> -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 </number:text>
    </number:number-style>
    <number:number-style style:name="N137P1" style:volatile="true">
      <number:text>-</number:text>
      <number:number number:decimal-places="0" number:min-integer-digits="1" number:grouping="true"/>
      <number:text>     </number:text>
    </number:number-style>
    <number:number-style style:name="N137P2" style:volatile="true">
      <number:text> -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kr </number:text>
    </number:number-style>
    <number:number-style style:name="N138P1" style:volatile="true">
      <number:text>-</number:text>
      <number:number number:decimal-places="2" number:min-integer-digits="1" number:grouping="true"/>
      <number:text> kr </number:text>
    </number:number-style>
    <number:number-style style:name="N138P2" style:volatile="true">
      <number:text> -</number:text>
      <number:number number:decimal-places="0" number:min-integer-digits="0"/>
      <number:text> kr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 </number:text>
    </number:number-style>
    <number:number-style style:name="N139P1" style:volatile="true">
      <number:text>-</number:text>
      <number:number number:decimal-places="2" number:min-integer-digits="1" number:grouping="true"/>
      <number:text>     </number:text>
    </number:number-style>
    <number:number-style style:name="N139P2" style:volatile="true">
      <number:text> -</number:text>
      <number:number number:decimal-places="0" number:min-integer-digits="0"/>
      <number:text>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£ </number:text>
      <number:number number:decimal-places="0" number:min-integer-digits="1" number:grouping="true"/>
    </number:number-style>
    <number:number-style style:name="N140">
      <number:text>-£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0" number:min-integer-digits="1" number:grouping="true"/>
    </number:number-style>
    <number:number-style style:name="N141">
      <style:text-properties fo:color="#ff0000"/>
      <number:text>-£ 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 </number:text>
      <number:number number:decimal-places="2" number:min-integer-digits="1" number:grouping="true"/>
    </number:number-style>
    <number:number-style style:name="N142">
      <number:text>-£ 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£ </number:text>
      <number:number number:decimal-places="2" number:min-integer-digits="1" number:grouping="true"/>
    </number:number-style>
    <number:number-style style:name="N143">
      <style:text-properties fo:color="#ff0000"/>
      <number:text>-£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 £ </number:text>
      <number:number number:decimal-places="0" number:min-integer-digits="1" number:grouping="true"/>
      <number:text> </number:text>
    </number:number-style>
    <number:number-style style:name="N144P1" style:volatile="true">
      <number:text>-£ </number:text>
      <number:number number:decimal-places="0" number:min-integer-digits="1" number:grouping="true"/>
      <number:text> </number:text>
    </number:number-style>
    <number:number-style style:name="N144P2" style:volatile="true">
      <number:text> £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£ </number:text>
      <number:number number:decimal-places="2" number:min-integer-digits="1" number:grouping="true"/>
      <number:text> </number:text>
    </number:number-style>
    <number:number-style style:name="N145P1" style:volatile="true">
      <number:text>-£ </number:text>
      <number:number number:decimal-places="2" number:min-integer-digits="1" number:grouping="true"/>
      <number:text> </number:text>
    </number:number-style>
    <number:number-style style:name="N145P2" style:volatile="true">
      <number:text> £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2">09/12/2006</text:date>, <text:time>22:2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eight_20_Invoice" style:display-name="PageStyle_Freight Invoic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35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35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12T22:14:02</dc:date>
    <meta:print-date>2005-08-23T09:28:05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662"/>
  </office:meta>
</office:document-meta>
</file>